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1024" table:default-cell-style-name="ce1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2">
            <text:p>Szto</text:p>
            <text:p>Jed</text:p>
          </table:table-cell>
          <table:table-cell table:style-name="ce6" table:number-columns-repeated="3"/>
          <table:table-cell table:style-name="ce13" office:value-type="string" calcext:value-type="string" table:number-columns-spanned="1" table:number-rows-spanned="2">
            <text:p>Digi</text:p>
            <text:p>418L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9" calcext:value-type="float">
            <text:p>9</text:p>
          </table:table-cell>
          <table:covered-table-cell table:style-name="ce5"/>
          <table:table-cell table:style-name="ce4" office:value-type="string" calcext:value-type="string">
            <text:p>Szto 319</text:p>
          </table:table-cell>
          <table:table-cell table:style-name="ce6"/>
          <table:table-cell table:style-name="ce11" office:value-type="string" calcext:value-type="string" table:number-columns-spanned="1" table:number-rows-spanned="3">
            <text:p>Java</text:p>
            <text:p>220</text:p>
          </table:table-cell>
          <table:covered-table-cell table:style-name="ce5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4" office:value-type="string" calcext:value-type="string">
            <text:p>Szto NeuK</text:p>
          </table:table-cell>
          <table:table-cell table:style-name="ce6"/>
          <table:covered-table-cell table:style-name="ce5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office:value-type="string" calcext:value-type="string">
            <text:p>Datab 102K</text:p>
          </table:table-cell>
          <table:covered-table-cell table:style-name="ce5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Datab</text:p>
            <text:p>419</text:p>
          </table:table-cell>
          <table:table-cell table:style-name="ce9" office:value-type="string" calcext:value-type="string">
            <text:p>Datab 422L</text:p>
          </table:table-cell>
          <table:table-cell table:style-name="ce6"/>
          <table:table-cell table:style-name="ce13" office:value-type="string" calcext:value-type="string" table:number-columns-spanned="1" table:number-rows-spanned="2">
            <text:p>Digi</text:p>
            <text:p>Jed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2">
            <text:p>Jatek</text:p>
            <text:p>319</text:p>
          </table:table-cell>
          <table:covered-table-cell table:style-name="ce5"/>
          <table:table-cell table:style-name="ce6" table:number-columns-repeated="2"/>
          <table:covered-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4" calcext:value-type="float">
            <text:p>14</text:p>
          </table:table-cell>
          <table:covered-table-cell table:style-name="ce5"/>
          <table:table-cell table:style-name="ce6"/>
          <table:table-cell table:style-name="ce10" office:value-type="string" calcext:value-type="string" table:number-columns-spanned="1" table:number-rows-spanned="2">
            <text:p>Szgraf</text:p>
            <text:p>422L</text:p>
          </table:table-cell>
          <table:table-cell table:style-name="ce12" office:value-type="string" calcext:value-type="string" table:number-columns-spanned="1" table:number-rows-spanned="2">
            <text:p>Angol</text:p>
            <text:p>418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10" office:value-type="string" calcext:value-type="string" table:number-columns-spanned="1" table:number-rows-spanned="2">
            <text:p>Szgraf</text:p>
            <text:p>134</text:p>
          </table:table-cell>
          <table:covered-table-cell table:style-name="ce10"/>
          <table:covered-table-cell table:style-name="ce6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 table:number-columns-spanned="1" table:number-rows-spanned="2">
            <text:p>Holo</text:p>
            <text:p>Sim</text:p>
          </table:table-cell>
          <table:covered-table-cell table:style-name="ce10"/>
          <table:table-cell table:style-name="ce6"/>
          <table:table-cell table:style-name="ce9" office:value-type="string" calcext:value-type="string" table:number-columns-spanned="1" table:number-rows-spanned="2">
            <text:p>Datab</text:p>
            <text:p>419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7" calcext:value-type="float">
            <text:p>17</text:p>
          </table:table-cell>
          <table:covered-table-cell table:style-name="ce5"/>
          <table:table-cell table:style-name="ce6" table:number-columns-repeated="2"/>
          <table:covered-table-cell table:style-name="ce5" office:value-type="string" calcext:value-type="string">
            <text:p>Data</text:p>
            <text:p>Neu</text:p>
          </table:covered-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8" calcext:value-type="float">
            <text:p>18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9" calcext:value-type="float">
            <text:p>19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number-columns-spanned="2" table:number-rows-spanned="1"/>
          <table:covered-table-cell table:style-name="ce3"/>
          <table:table-cell table:style-name="ce3" table:number-columns-repeated="4"/>
          <table:table-cell table:number-columns-repeated="1017"/>
        </table:table-row>
        <table:table-row table:style-name="ro1" table:number-rows-repeated="2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.00.00</text:date>, <text:time style:data-style-name="N2" text:time-value="14:08:29.796540471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5:26.579193069</meta:creation-date>
    <dc:date>2018-03-05T14:37:57.401716632</dc:date>
    <meta:editing-duration>PT2H47M57S</meta:editing-duration>
    <meta:editing-cycles>11</meta:editing-cycles>
    <meta:generator>LibreOffice/5.1.6.2$Linux_X86_64 LibreOffice_project/10m0$Build-2</meta:generator>
    <meta:document-statistic meta:table-count="1" meta:cell-count="34" meta:object-count="0"/>
  </office:meta>
</office:document-meta>
</file>